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padding="0in" fo:border="none"/>
    </style:style>
    <style:style style:name="P2" style:family="paragraph" style:parent-style-name="Text_20_body" style:list-style-name="L1">
      <style:paragraph-properties fo:padding="0in" fo:border="none"/>
    </style:style>
    <style:style style:name="P3" style:family="paragraph" style:parent-style-name="Text_20_body" style:list-style-name="L1">
      <style:paragraph-properties fo:margin-top="0in" fo:margin-bottom="0in" fo:padding="0in" fo:border="none"/>
    </style:style>
    <style:style style:name="P4" style:family="paragraph" style:parent-style-name="Preformatted_20_Text">
      <style:paragraph-properties fo:margin-top="0in" fo:margin-bottom="0.1965in"/>
    </style:style>
    <style:style style:name="T1"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 part of a data migration project, the team lead has tasked the team with migrating data from an existing S3 bucket to a new S3 bucket. The existing bucket contains a substantial amount of data that must be accurately transferred to the new bucket. The team is responsible for creating the new S3 bucket and ensuring that all data from the existing bucket is copied or synced to the new bucket completely and accurately. It is imperative to perform thorough verification steps to confirm that all data has been successfully transferred to the new bucket without any loss or corruption.</text:p>
      <text:p text:style-name="P1">As a member of the Nautilus DevOps Team, your task is to perform the following:</text:p>
      <text:p text:style-name="P1"><text:span text:style-name="T1">Create a New Private S3 Bucket:</text:span> Name the bucket <text:span text:style-name="Source_20_Text">datacenter-sync-13270</text:span>.</text:p>
      <text:p text:style-name="P1"><text:span text:style-name="T1">Data Migration:</text:span> Migrate the entire data from the existing <text:span text:style-name="Source_20_Text">datacenter-s3-1838</text:span> bucket to the new <text:span text:style-name="Source_20_Text">datacenter-sync-13270</text:span> bucket.</text:p>
      <text:p text:style-name="P1"><text:span text:style-name="T1">Ensure Data Consistency:</text:span> Ensure that both buckets have the same data.</text:p>
      <text:p text:style-name="P1"><text:span text:style-name="T1">Use AWS CLI:</text:span> Use the AWS CLI to perform the creation and data migration tasks.</text:p>
      <text:p text:style-name="Text_20_body"/>
      <text:p text:style-name="P1"><text:span text:style-name="Source_20_Text">Notes:</text:span></text:p>
      <text:list xml:id="list3005116169198498068" text:style-name="L1">
        <text:list-item>
          <text:p text:style-name="P3">Create the resources only in <text:span text:style-name="Source_20_Text">us-east-1</text:span> region.</text:p>
        </text:list-item>
        <text:list-item>
          <text:p text:style-name="P2">To <text:span text:style-name="Source_20_Text">display</text:span> or <text:span text:style-name="Source_20_Text">hide</text:span> the terminal of the AWS client machine, you can use the expand toggle button as shown below:\n</text:p>
        </text:list-item>
      </text:list>
      <text:p text:style-name="Standard">Solutions:-</text:p>
      <text:p text:style-name="Standard"/>
      <text:p text:style-name="Standard">Create the bucket .<text:line-break/><text:line-break/>aws s3api create-bucket \</text:p>
      <text:p text:style-name="Preformatted_20_Text"><text:s text:c="4"/>--bucket datacenter-sync-13270 \</text:p>
      <text:p text:style-name="P4"><text:s text:c="4"/>--region us-east-1</text:p>
      <text:p text:style-name="Standard"/>
      <text:p text:style-name="Standard"><text:span text:style-name="Strong_20_Emphasis">Sync data</text:span> from the old bucket: </text:p>
      <text:p text:style-name="Standard"/>
      <text:p text:style-name="Standard">aws s3 sync s3://datacenter-s3-1838 s3://datacenter-sync-13270 –exact-timestamps</text:p>
      <text:p text:style-name="Standard"/>
      <text:p text:style-name="Standard"/>
      <text:p text:style-name="Standard"><text:span text:style-name="Strong_20_Emphasis">Verify consistency</text:span>: </text:p>
      <text:p text:style-name="Standard"/>
      <text:p text:style-name="Standard">aws s3 ls s3://datacenter-s3-1838 --recursive --summarize</text:p>
      <text:p text:style-name="Standard">aws s3 ls s3://datacenter-sync-13270 --recursive --summarize</text:p>
      <text:p text:style-name="Standard"/>
      <text:p text:style-name="P4"/>
      <text:p text:style-name="P4">datacenter-s3-1838</text:p>
      <text:p text:style-name="P4">Total Objects: 3349</text:p>
      <text:p text:style-name="P4">Total Size: 76133582</text:p>
      <text:p text:style-name="Standard"/>
      <text:p text:style-name="P4">datacenter-sync-13270</text:p>
      <text:p text:style-name="Standard">Total Objects: 3349</text:p>
      <text:p text:style-name="Standard">Total Size: 76133582</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M58S</meta:editing-duration>
    <meta:editing-cycles>5</meta:editing-cycles>
    <meta:generator>OpenOffice/4.1.16$Win32 OpenOffice.org_project/4116m3$Build-9816</meta:generator>
    <dc:date>2025-12-25T20:51:34.34</dc:date>
    <meta:document-statistic meta:table-count="0" meta:image-count="0" meta:object-count="0" meta:page-count="2" meta:paragraph-count="24" meta:word-count="259" meta:character-count="1654"/>
    <meta:user-defined meta:name="Info 1"/>
    <meta:user-defined meta:name="Info 2"/>
    <meta:user-defined meta:name="Info 3"/>
    <meta:user-defined meta:name="Info 4"/>
  </office:meta>
</office:document-meta>
</file>